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2" style:family="paragraph" style:parent-style-name="Standard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4" style:family="paragraph" style:parent-style-name="Standard">
      <style:text-properties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P5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6" style:family="paragraph" style:parent-style-name="Standard">
      <style:text-properties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P7" style:family="paragraph" style:parent-style-name="Standard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9" style:family="paragraph" style:parent-style-name="Standard"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P10" style:family="paragraph" style:parent-style-name="Standard"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11" style:family="paragraph" style:parent-style-name="Standard">
      <style:text-properties fo:font-size="11pt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P12" style:family="paragraph" style:parent-style-name="Standard">
      <style:text-properties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13" style:family="paragraph" style:parent-style-name="Standard">
      <style:paragraph-properties fo:break-before="column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break-before="column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15" style:family="paragraph" style:parent-style-name="Standard">
      <style:paragraph-properties fo:break-before="pag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1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2" style:family="text">
      <style:text-properties fo:font-style="normal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Psychopath Dorian Gray Abilities</text:p>
      <text:p text:style-name="P1">Level 1-5 Cantrips:</text:p>
      <text:p text:style-name="P9">Cantrip</text:p>
      <text:p text:style-name="P10">Range: </text:p>
      <text:p text:style-name="P10">Action: </text:p>
      <text:p text:style-name="P10">Duration: </text:p>
      <text:p text:style-name="P10">Description: </text:p>
      <text:p text:style-name="P7"/>
      <text:p text:style-name="P9">Cantrip</text:p>
      <text:p text:style-name="P10">Range: </text:p>
      <text:p text:style-name="P10">Action: </text:p>
      <text:p text:style-name="P10">Duration: </text:p>
      <text:p text:style-name="P10">Description:</text:p>
      <text:p text:style-name="P10"/>
      <text:p text:style-name="P9">Cantrip</text:p>
      <text:p text:style-name="P10">Range: </text:p>
      <text:p text:style-name="P10">Action: </text:p>
      <text:p text:style-name="P10">Duration: </text:p>
      <text:p text:style-name="P10">Description: </text:p>
      <text:p text:style-name="P10"/>
      <text:p text:style-name="P9">Cantrip</text:p>
      <text:p text:style-name="P10">Range: </text:p>
      <text:p text:style-name="P10">Action: </text:p>
      <text:p text:style-name="P10">Duration: </text:p>
      <text:p text:style-name="P10">Description: </text:p>
      <text:p text:style-name="P10"/>
      <text:p text:style-name="P9">Cantrip</text:p>
      <text:p text:style-name="P10">Range: </text:p>
      <text:p text:style-name="P10">Action: </text:p>
      <text:p text:style-name="P10">Duration: </text:p>
      <text:p text:style-name="P10">Description: </text:p>
      <text:p text:style-name="P10"><text:span text:style-name="T1"/></text:p>
      <text:p text:style-name="P13"/>
      <text:p text:style-name="P4">Level 1-5 Powers:</text:p>
      <text:p text:style-name="P9">Power</text:p>
      <text:p text:style-name="P10">Range: </text:p>
      <text:p text:style-name="P10">Action: </text:p>
      <text:p text:style-name="P10">Duration: </text:p>
      <text:p text:style-name="P10"><text:span text:style-name="T2">Description:</text:span></text:p>
      <text:p text:style-name="P10"><text:span text:style-name="T2"/></text:p>
      <text:p text:style-name="P9">Power</text:p>
      <text:p text:style-name="P10">Range: </text:p>
      <text:p text:style-name="P10">Action: </text:p>
      <text:p text:style-name="P10">Duration: </text:p>
      <text:p text:style-name="P10"><text:span text:style-name="T2">Description:</text:span></text:p>
      <text:p text:style-name="P10"><text:span text:style-name="T2"/></text:p>
      <text:p text:style-name="P9">Power</text:p>
      <text:p text:style-name="P10">Range: </text:p>
      <text:p text:style-name="P10">Action: </text:p>
      <text:p text:style-name="P10">Duration: </text:p>
      <text:p text:style-name="P10"><text:span text:style-name="T2">Description:</text:span></text:p>
      <text:p text:style-name="P10"/>
      <text:p text:style-name="P9">Power</text:p>
      <text:p text:style-name="P10">Range: </text:p>
      <text:p text:style-name="P10">Action: </text:p>
      <text:p text:style-name="P10">Duration: </text:p>
      <text:p text:style-name="P10">Description:</text:p>
      <text:p text:style-name="P10"/>
      <text:p text:style-name="P9">Power</text:p>
      <text:p text:style-name="P10">Range: </text:p>
      <text:p text:style-name="P10">Action: </text:p>
      <text:p text:style-name="P10">Duration: </text:p>
      <text:p text:style-name="P12">Description:</text:p>
      <text:p text:style-name="P12"/>
      <text:p text:style-name="P12"/>
      <text:p text:style-name="P15">Level 6-10 Cantrips:</text:p>
      <text:p text:style-name="P9">Cantrip</text:p>
      <text:p text:style-name="P10">Range: </text:p>
      <text:p text:style-name="P10">Action: </text:p>
      <text:p text:style-name="P10">Duration: </text:p>
      <text:p text:style-name="P10">Description:</text:p>
      <text:p text:style-name="P10"/>
      <text:p text:style-name="P9">Cantrip</text:p>
      <text:p text:style-name="P10">Range: </text:p>
      <text:p text:style-name="P10">Action: </text:p>
      <text:p text:style-name="P10">Duration: </text:p>
      <text:p text:style-name="P10">Description: </text:p>
      <text:p text:style-name="P10"/>
      <text:p text:style-name="P9">Cantrip</text:p>
      <text:p text:style-name="P10">Range: </text:p>
      <text:p text:style-name="P10">Action: </text:p>
      <text:p text:style-name="P10">Duration: </text:p>
      <text:p text:style-name="P10">Description: </text:p>
      <text:p text:style-name="P10"/>
      <text:p text:style-name="P9">Cantrip</text:p>
      <text:p text:style-name="P10">Range: </text:p>
      <text:p text:style-name="P10">Action: </text:p>
      <text:p text:style-name="P10">Duration: </text:p>
      <text:p text:style-name="P10">Description: </text:p>
      <text:p text:style-name="P9"/>
      <text:p text:style-name="P9">Cantrip</text:p>
      <text:p text:style-name="P10">Range: </text:p>
      <text:p text:style-name="P10">Action: </text:p>
      <text:p text:style-name="P10">Duration: </text:p>
      <text:p text:style-name="P10">Description:</text:p>
      <text:p text:style-name="P12"/>
      <text:p text:style-name="P12"/>
      <text:p text:style-name="P14"><text:span text:style-name="T1">Level 6-10 Powers:</text:span></text:p>
      <text:p text:style-name="P9">Power</text:p>
      <text:p text:style-name="P10">Range: </text:p>
      <text:p text:style-name="P10">Action: </text:p>
      <text:p text:style-name="P10">Duration: </text:p>
      <text:p text:style-name="P10">Description:</text:p>
      <text:p text:style-name="P10"/>
      <text:p text:style-name="P9">Power</text:p>
      <text:p text:style-name="P10">Range: </text:p>
      <text:p text:style-name="P10">Action: </text:p>
      <text:p text:style-name="P10">Duration: </text:p>
      <text:p text:style-name="P10">Description:</text:p>
      <text:p text:style-name="P10"/>
      <text:p text:style-name="P9">Power</text:p>
      <text:p text:style-name="P10">Range: </text:p>
      <text:p text:style-name="P10">Action: </text:p>
      <text:p text:style-name="P10">Duration: </text:p>
      <text:p text:style-name="P10">Description:</text:p>
      <text:p text:style-name="P10"/>
      <text:p text:style-name="P9">Power</text:p>
      <text:p text:style-name="P10">Range: </text:p>
      <text:p text:style-name="P10">Action: </text:p>
      <text:p text:style-name="P10">Duration: </text:p>
      <text:p text:style-name="P10">Description:</text:p>
      <text:p text:style-name="P10"/>
      <text:p text:style-name="P9">Power</text:p>
      <text:p text:style-name="P10">Range: </text:p>
      <text:p text:style-name="P10">Action: </text:p>
      <text:p text:style-name="P10">Duration: </text:p>
      <text:p text:style-name="P12">Description:</text:p>
      <text:p text:style-name="P12"/>
      <text:p text:style-name="P12"/>
      <text:p text:style-name="P15">Level 11-15 Cantrips:</text:p>
      <text:p text:style-name="P9">Cantrip</text:p>
      <text:p text:style-name="P10">Range: </text:p>
      <text:p text:style-name="P10">Action: </text:p>
      <text:p text:style-name="P10">Duration: </text:p>
      <text:p text:style-name="P10">Description:</text:p>
      <text:p text:style-name="P10"/>
      <text:p text:style-name="P9">Cantrip</text:p>
      <text:p text:style-name="P10">Range: </text:p>
      <text:p text:style-name="P10">Action: </text:p>
      <text:p text:style-name="P10">Duration: </text:p>
      <text:p text:style-name="P10">Description: </text:p>
      <text:p text:style-name="P10"/>
      <text:p text:style-name="P9">Cantrip</text:p>
      <text:p text:style-name="P10">Range: </text:p>
      <text:p text:style-name="P10">Action: </text:p>
      <text:p text:style-name="P10">Duration: </text:p>
      <text:p text:style-name="P10">Description: </text:p>
      <text:p text:style-name="P10"/>
      <text:p text:style-name="P9">Cantrip</text:p>
      <text:p text:style-name="P10">Range: </text:p>
      <text:p text:style-name="P10">Action: </text:p>
      <text:p text:style-name="P10">Duration: </text:p>
      <text:p text:style-name="P10">Description: </text:p>
      <text:p text:style-name="P9"/>
      <text:p text:style-name="P9">Cantrip</text:p>
      <text:p text:style-name="P10">Range: </text:p>
      <text:p text:style-name="P10">Action: </text:p>
      <text:p text:style-name="P10">Duration: </text:p>
      <text:p text:style-name="P12">Description:</text:p>
      <text:p text:style-name="P12"/>
      <text:p text:style-name="P12"/>
      <text:p text:style-name="P14"><text:span text:style-name="T1">Level 11-15 Powers:</text:span></text:p>
      <text:p text:style-name="P9">Power</text:p>
      <text:p text:style-name="P10">Range: </text:p>
      <text:p text:style-name="P10">Action: </text:p>
      <text:p text:style-name="P10">Duration: </text:p>
      <text:p text:style-name="P10">Description:</text:p>
      <text:p text:style-name="P10"/>
      <text:p text:style-name="P9">Power</text:p>
      <text:p text:style-name="P10">Range: </text:p>
      <text:p text:style-name="P10">Action: </text:p>
      <text:p text:style-name="P10">Duration: </text:p>
      <text:p text:style-name="P10">Description:</text:p>
      <text:p text:style-name="P10"/>
      <text:p text:style-name="P9">Power</text:p>
      <text:p text:style-name="P10">Range: </text:p>
      <text:p text:style-name="P10">Action: </text:p>
      <text:p text:style-name="P10">Duration: </text:p>
      <text:p text:style-name="P10">Description:</text:p>
      <text:p text:style-name="P10"/>
      <text:p text:style-name="P9">Power</text:p>
      <text:p text:style-name="P10">Range: </text:p>
      <text:p text:style-name="P10">Action: </text:p>
      <text:p text:style-name="P10">Duration: </text:p>
      <text:p text:style-name="P10">Description:</text:p>
      <text:p text:style-name="P10"/>
      <text:p text:style-name="P9">Power</text:p>
      <text:p text:style-name="P10">Range: </text:p>
      <text:p text:style-name="P10">Action: </text:p>
      <text:p text:style-name="P10">Duration: </text:p>
      <text:p text:style-name="P12">Description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5in" fo:margin-bottom="0.5in" fo:margin-left="0.5in" fo:margin-right="0.5in" style:writing-mode="lr-tb" style:footnote-max-height="0in">
        <style:columns fo:column-count="2" fo:column-gap="0.5in">
          <style:column-sep style:width="0.0008in" style:color="#000000" style:height="100%"/>
          <style:column style:rel-width="4986*" fo:start-indent="0in" fo:end-indent="0.25in"/>
          <style:column style:rel-width="4986*" fo:start-indent="0.25in" fo:end-indent="0in"/>
        </style:columns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3-21T02:52:10.34</meta:creation-date>
    <dc:date>2015-04-25T23:39:07.51</dc:date>
    <meta:editing-duration>PT33M8S</meta:editing-duration>
    <meta:editing-cycles>3</meta:editing-cycles>
    <meta:generator>OpenOffice/4.1.1$Win32 OpenOffice.org_project/411m6$Build-9775</meta:generator>
    <meta:document-statistic meta:table-count="0" meta:image-count="0" meta:object-count="0" meta:page-count="3" meta:paragraph-count="157" meta:word-count="172" meta:character-count="1446"/>
  </office:meta>
</office:document-meta>
</file>